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007cm" fo:min-width="3.77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19cm"/>
      <style:paragraph-properties style:writing-mode="lr-tb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8cm" fo:min-width="3.21cm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079cm" fo:min-width="0cm" fo:wrap-option="wrap"/>
    </style:style>
    <style:style style:name="gr6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21cm" fo:min-width="0cm" fo:wrap-option="wrap"/>
    </style:style>
    <style:style style:name="gr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307cm" fo:min-width="6.094cm"/>
      <style:paragraph-properties style:writing-mode="lr-tb"/>
    </style:style>
    <style:style style:name="gr8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307cm" fo:min-width="6.1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cm" fo:min-width="3.21cm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006cm" fo:min-width="4.27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859cm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0cm" fo:wrap-option="wrap"/>
    </style:style>
    <style:style style:name="gr1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49cm" fo:min-width="0cm" fo:wrap-option="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5cm" fo:min-width="3.21cm"/>
      <style:paragraph-properties style:writing-mode="lr-tb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049cm" fo:min-width="0cm" fo:wrap-option="wrap"/>
    </style:style>
    <style:style style:name="gr16" style:family="graphic" style:parent-style-name="standard">
      <style:graphic-properties draw:stroke="none" svg:stroke-color="#000000" draw:fill="none" draw:fill-color="#ffffff" fo:min-height="0.8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000000"/>
      <style:paragraph-properties fo:text-align="center"/>
    </style:style>
    <style:style style:name="P9" style:family="paragraph"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loext:graphic-properties draw:fill="none" draw:fill-color="#000000"/>
      <style:paragraph-properties fo:text-align="center" style:writing-mode="lr-tb"/>
      <style:text-properties fo:font-size="18pt" style:font-size-asian="18pt" style:font-size-complex="18pt"/>
    </style:style>
    <style:style style:name="T1" style:family="text">
      <style:text-properties fo:font-size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8.551cm" svg:height="2.513cm" svg:x="10.624cm" svg:y="4.808cm">
          <text:p text:style-name="P1">Inclusione temporale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4" draw:layer="layout" svg:width="3.107cm" svg:height="1.069cm" svg:x="14.035cm" svg:y="11.507cm">
          <draw:text-box>
            <text:p text:style-name="P3"><text:span text:style-name="T1">(1,N)</text:span></text:p>
          </draw:text-box>
        </draw:frame>
        <draw:line draw:style-name="gr3" draw:text-style-name="P5" draw:layer="layout" svg:x1="18.047cm" svg:y1="2.07cm" svg:x2="19.61cm" svg:y2="2.07cm">
          <text:p/>
        </draw:line>
        <draw:frame draw:style-name="gr4" draw:text-style-name="P6" draw:layer="layout" svg:width="5.686cm" svg:height="1.788cm" svg:x="19.884cm" svg:y="1.1cm">
          <draw:text-box>
            <text:p><text:span text:style-name="T2">Indice</text:span></text:p>
            <text:p><text:span text:style-name="T2">Nome</text:span></text:p>
          </draw:text-box>
        </draw:frame>
        <draw:line draw:style-name="gr3" draw:text-style-name="P5" draw:layer="layout" svg:x1="18.047cm" svg:y1="1.521cm" svg:x2="19.61cm" svg:y2="1.521cm">
          <text:p/>
        </draw:line>
        <draw:custom-shape draw:style-name="gr5" draw:text-style-name="P7" draw:layer="layout" svg:width="0.346cm" svg:height="0.463cm" svg:x="19.656cm" svg:y="1.2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346cm" svg:height="0.381cm" svg:x="19.657cm" svg:y="1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6.594cm" svg:height="1.557cm" svg:x="11.386cm" svg:y="1cm">
          <text:p text:style-name="P9"><text:span text:style-name="T3">F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6.625cm" svg:height="1.557cm" svg:x="11.355cm" svg:y="9.791cm">
          <text:p text:style-name="P9"><text:span text:style-name="T3">Interval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4.825cm" svg:y1="2.581cm" svg:x2="14.825cm" svg:y2="4.794cm">
          <text:p/>
        </draw:line>
        <draw:line draw:style-name="gr3" draw:text-style-name="P5" draw:layer="layout" svg:x1="19.183cm" svg:y1="5.99cm" svg:x2="20.746cm" svg:y2="5.99cm">
          <text:p/>
        </draw:line>
        <draw:custom-shape draw:style-name="gr6" draw:text-style-name="P8" draw:layer="layout" svg:width="0.381cm" svg:height="0.381cm" svg:x="20.762cm" svg:y="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4.51cm" svg:height="1.15cm" svg:x="21cm" svg:y="5.55cm">
          <draw:text-box>
            <text:p><text:span text:style-name="T2">Iterazione</text:span></text:p>
          </draw:text-box>
        </draw:frame>
        <draw:line draw:style-name="gr3" draw:text-style-name="P5" draw:layer="layout" svg:x1="14.825cm" svg:y1="7.323cm" svg:x2="14.825cm" svg:y2="9.852cm">
          <text:p/>
        </draw:line>
        <draw:custom-shape draw:style-name="gr7" draw:text-style-name="P10" draw:layer="layout" svg:width="6.594cm" svg:height="1.557cm" svg:x="11.386cm" svg:y="18.442cm">
          <text:p text:style-name="P9"><text:span text:style-name="T3">Unità Narrati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9.555cm" svg:height="2.512cm" svg:x="10cm" svg:y="13.65cm">
          <text:p text:style-name="P1"><text:s/>Narrazione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5" draw:layer="layout" svg:x1="14.825cm" svg:y1="11.432cm" svg:x2="14.825cm" svg:y2="13.645cm">
          <text:p/>
        </draw:line>
        <draw:line draw:style-name="gr3" draw:text-style-name="P5" draw:layer="layout" svg:x1="14.825cm" svg:y1="16.238cm" svg:x2="14.825cm" svg:y2="18.451cm">
          <text:p/>
        </draw:line>
        <draw:frame draw:style-name="gr11" draw:text-style-name="P4" draw:layer="layout" svg:width="3.107cm" svg:height="1.109cm" svg:x="14.033cm" svg:y="17.633cm">
          <draw:text-box>
            <text:p text:style-name="P3"><text:span text:style-name="T1">(0,N)</text:span></text:p>
          </draw:text-box>
        </draw:frame>
        <draw:line draw:style-name="gr3" draw:text-style-name="P5" draw:layer="layout" svg:x1="18.047cm" svg:y1="19.52cm" svg:x2="19.61cm" svg:y2="19.52cm">
          <text:p/>
        </draw:line>
        <draw:line draw:style-name="gr3" draw:text-style-name="P5" draw:layer="layout" svg:x1="18.047cm" svg:y1="18.972cm" svg:x2="19.61cm" svg:y2="18.972cm">
          <text:p/>
        </draw:line>
        <draw:custom-shape draw:style-name="gr12" draw:text-style-name="P7" draw:layer="layout" svg:width="0.346cm" svg:height="0.424cm" svg:x="19.656cm" svg:y="18.7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346cm" svg:height="0.381cm" svg:x="19.657cm" svg:y="19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5.686cm" svg:height="1.788cm" svg:x="19.884cm" svg:y="18.542cm">
          <draw:text-box>
            <text:p><text:span text:style-name="T2">Indice</text:span></text:p>
            <text:p><text:span text:style-name="T2">Titolo</text:span></text:p>
          </draw:text-box>
        </draw:frame>
        <draw:line draw:style-name="gr3" draw:text-style-name="P5" draw:layer="layout" svg:x1="18.047cm" svg:y1="10.416cm" svg:x2="19.61cm" svg:y2="10.416cm">
          <text:p/>
        </draw:line>
        <draw:line draw:style-name="gr3" draw:text-style-name="P5" draw:layer="layout" svg:x1="18.047cm" svg:y1="9.867cm" svg:x2="19.61cm" svg:y2="9.867cm">
          <text:p/>
        </draw:line>
        <draw:custom-shape draw:style-name="gr13" draw:text-style-name="P8" draw:layer="layout" svg:width="0.346cm" svg:height="0.423cm" svg:x="19.656cm" svg:y="9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346cm" svg:height="0.381cm" svg:x="19.657cm" svg:y="10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8.047cm" svg:y1="11.048cm" svg:x2="19.61cm" svg:y2="11.048cm">
          <text:p/>
        </draw:line>
        <draw:custom-shape draw:style-name="gr6" draw:text-style-name="P8" draw:layer="layout" svg:width="0.346cm" svg:height="0.381cm" svg:x="19.657cm" svg:y="10.8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" draw:layer="layout" svg:width="5.686cm" svg:height="2.535cm" svg:x="19.884cm" svg:y="9.523cm">
          <draw:text-box>
            <text:p><text:span text:style-name="T2">Istante di inizio</text:span></text:p>
            <text:p><text:span text:style-name="T2">Istante di fine</text:span></text:p>
            <text:p><text:span text:style-name="T2">Nome</text:span></text:p>
          </draw:text-box>
        </draw:frame>
        <draw:line draw:style-name="gr3" draw:text-style-name="P5" draw:layer="layout" svg:x1="19.056cm" svg:y1="10.78cm" svg:x2="19.056cm" svg:y2="9.591cm">
          <text:p/>
        </draw:line>
        <draw:custom-shape draw:style-name="gr15" draw:text-style-name="P7" draw:layer="layout" svg:width="0.381cm" svg:height="0.423cm" draw:transform="rotate (1.5707963267949) translate (18.785cm 9.57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4" draw:layer="layout" svg:width="3.107cm" svg:height="1.07cm" svg:x="14cm" svg:y="8.9cm">
          <draw:text-box>
            <text:p text:style-name="P3"><text:span text:style-name="T1">(0,1)</text:span></text:p>
          </draw:text-box>
        </draw:frame>
        <draw:frame draw:style-name="gr16" draw:text-style-name="P4" draw:layer="layout" svg:width="3.107cm" svg:height="1.07cm" svg:x="14cm" svg:y="2.68cm">
          <draw:text-box>
            <text:p text:style-name="P3"><text:span text:style-name="T1">(0,N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1T12:41:54.643178229</meta:creation-date>
    <dc:date>2023-01-02T12:42:01.425550498</dc:date>
    <meta:editing-duration>PT51M24S</meta:editing-duration>
    <meta:editing-cycles>9</meta:editing-cycles>
    <meta:generator>LibreOffice/7.3.7.2$Linux_X86_64 LibreOffice_project/30$Build-2</meta:generator>
    <meta:document-statistic meta:object-count="35"/>
  </office:meta>
</office:document-meta>
</file>